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23098" officeooo:paragraph-rsid="00023098"/>
    </style:style>
    <style:style style:name="P2" style:family="paragraph" style:parent-style-name="Standard">
      <style:text-properties fo:language="fr" fo:country="FR" officeooo:rsid="00023098" officeooo:paragraph-rsid="00038906"/>
    </style:style>
    <style:style style:name="P3" style:family="paragraph" style:parent-style-name="Standard">
      <style:text-properties fo:language="fr" fo:country="FR" officeooo:rsid="00023098" officeooo:paragraph-rsid="0003dfb3"/>
    </style:style>
    <style:style style:name="P4" style:family="paragraph" style:parent-style-name="Standard">
      <style:text-properties fo:language="fr" fo:country="FR" officeooo:rsid="00023098" officeooo:paragraph-rsid="0004a839"/>
    </style:style>
    <style:style style:name="P5" style:family="paragraph" style:parent-style-name="Standard">
      <style:text-properties fo:language="fr" fo:country="FR" officeooo:rsid="00023098" officeooo:paragraph-rsid="000580d9"/>
    </style:style>
    <style:style style:name="P6" style:family="paragraph" style:parent-style-name="Standard">
      <style:text-properties fo:language="fr" fo:country="FR" officeooo:rsid="00023098" officeooo:paragraph-rsid="0015a2b0"/>
    </style:style>
    <style:style style:name="P7" style:family="paragraph" style:parent-style-name="Standard">
      <style:text-properties fo:language="fr" fo:country="FR" officeooo:rsid="00023098" officeooo:paragraph-rsid="00168bd2"/>
    </style:style>
    <style:style style:name="P8" style:family="paragraph" style:parent-style-name="Standard">
      <style:text-properties fo:language="fr" fo:country="FR" officeooo:rsid="00023098" officeooo:paragraph-rsid="0017781a"/>
    </style:style>
    <style:style style:name="P9" style:family="paragraph" style:parent-style-name="Standard">
      <style:text-properties fo:language="fr" fo:country="FR" officeooo:rsid="00023098" officeooo:paragraph-rsid="001b3f78"/>
    </style:style>
    <style:style style:name="P10" style:family="paragraph" style:parent-style-name="Standard">
      <style:text-properties fo:language="fr" fo:country="FR" officeooo:rsid="00070ba1" officeooo:paragraph-rsid="00070ba1"/>
    </style:style>
    <style:style style:name="P11" style:family="paragraph" style:parent-style-name="Standard">
      <style:text-properties fo:language="fr" fo:country="FR" officeooo:rsid="00038906" officeooo:paragraph-rsid="00038906"/>
    </style:style>
    <style:style style:name="P12" style:family="paragraph" style:parent-style-name="Standard">
      <style:text-properties fo:language="fr" fo:country="FR" officeooo:rsid="000580d9" officeooo:paragraph-rsid="001b3f78"/>
    </style:style>
    <style:style style:name="P13" style:family="paragraph" style:parent-style-name="Standard">
      <style:text-properties fo:color="#000000" loext:opacity="100%" fo:language="fr" fo:country="FR" officeooo:rsid="000842c5" officeooo:paragraph-rsid="000842c5"/>
    </style:style>
    <style:style style:name="P14" style:family="paragraph" style:parent-style-name="Standard">
      <style:text-properties fo:color="#000000" loext:opacity="100%" fo:language="fr" fo:country="FR" officeooo:rsid="000842c5" officeooo:paragraph-rsid="00070ba1"/>
    </style:style>
    <style:style style:name="P15" style:family="paragraph" style:parent-style-name="Standard">
      <style:text-properties fo:color="#000000" loext:opacity="100%" fo:language="fr" fo:country="FR" officeooo:rsid="000842c5" officeooo:paragraph-rsid="000bc494"/>
    </style:style>
    <style:style style:name="P16" style:family="paragraph" style:parent-style-name="Standard">
      <style:text-properties fo:color="#000000" loext:opacity="100%" fo:language="fr" fo:country="FR" officeooo:rsid="000842c5" officeooo:paragraph-rsid="001c335d"/>
    </style:style>
    <style:style style:name="P17" style:family="paragraph" style:parent-style-name="Standard">
      <style:text-properties fo:color="#000000" loext:opacity="100%" fo:language="fr" fo:country="FR" officeooo:rsid="0008bc43" officeooo:paragraph-rsid="000a4d13"/>
    </style:style>
    <style:style style:name="P18" style:family="paragraph" style:parent-style-name="Standard">
      <style:text-properties fo:color="#000000" loext:opacity="100%" fo:language="fr" fo:country="FR" officeooo:rsid="0008bc43" officeooo:paragraph-rsid="000bc494"/>
    </style:style>
    <style:style style:name="P19" style:family="paragraph" style:parent-style-name="Standard">
      <style:text-properties fo:color="#000000" loext:opacity="100%" fo:language="fr" fo:country="FR" officeooo:rsid="0008bc43" officeooo:paragraph-rsid="001c335d"/>
    </style:style>
    <style:style style:name="P20" style:family="paragraph" style:parent-style-name="Standard">
      <style:text-properties fo:color="#000000" loext:opacity="100%" style:text-position="0% 100%" fo:language="fr" fo:country="FR" officeooo:rsid="000646ff" officeooo:paragraph-rsid="000580d9"/>
    </style:style>
    <style:style style:name="P21" style:family="paragraph" style:parent-style-name="Standard">
      <style:text-properties fo:color="#000000" loext:opacity="100%" style:text-position="0% 100%" fo:language="fr" fo:country="FR" officeooo:rsid="000646ff" officeooo:paragraph-rsid="00070ba1"/>
    </style:style>
    <style:style style:name="P22" style:family="paragraph" style:parent-style-name="Standard">
      <style:text-properties fo:color="#000000" loext:opacity="100%" style:text-position="0% 100%" fo:language="fr" fo:country="FR" officeooo:rsid="000646ff" officeooo:paragraph-rsid="001b3f78"/>
    </style:style>
    <style:style style:name="P23" style:family="paragraph" style:parent-style-name="Standard">
      <style:text-properties fo:color="#000000" loext:opacity="100%" style:text-position="0% 100%" fo:language="fr" fo:country="FR" officeooo:rsid="00070ba1" officeooo:paragraph-rsid="00070ba1"/>
    </style:style>
    <style:style style:name="P24" style:family="paragraph" style:parent-style-name="Standard">
      <style:text-properties fo:color="#000000" loext:opacity="100%" style:text-position="0% 100%" fo:language="fr" fo:country="FR" officeooo:rsid="000842c5" officeooo:paragraph-rsid="000842c5"/>
    </style:style>
    <style:style style:name="P25" style:family="paragraph" style:parent-style-name="Standard">
      <style:text-properties fo:color="#000000" loext:opacity="100%" style:text-position="0% 100%" fo:language="fr" fo:country="FR" officeooo:rsid="000842c5" officeooo:paragraph-rsid="000bc494"/>
    </style:style>
    <style:style style:name="P26" style:family="paragraph" style:parent-style-name="Standard">
      <style:text-properties fo:color="#000000" loext:opacity="100%" style:text-position="0% 100%" fo:language="fr" fo:country="FR" officeooo:rsid="000842c5" officeooo:paragraph-rsid="001c335d"/>
    </style:style>
    <style:style style:name="P27" style:family="paragraph" style:parent-style-name="Standard">
      <style:text-properties fo:color="#000000" loext:opacity="100%" style:text-position="0% 100%" fo:language="fr" fo:country="FR" officeooo:rsid="0008bc43" officeooo:paragraph-rsid="0008bc43"/>
    </style:style>
    <style:style style:name="P28" style:family="paragraph" style:parent-style-name="Standard">
      <style:text-properties fo:color="#000000" loext:opacity="100%" style:text-position="0% 100%" fo:language="fr" fo:country="FR" officeooo:rsid="001c335d" officeooo:paragraph-rsid="001c335d"/>
    </style:style>
    <style:style style:name="P29" style:family="paragraph" style:parent-style-name="Standard">
      <style:text-properties fo:color="#000000" loext:opacity="100%" style:text-position="0% 100%" officeooo:rsid="000c2532" officeooo:paragraph-rsid="000c2532"/>
    </style:style>
    <style:style style:name="P30" style:family="paragraph" style:parent-style-name="Standard">
      <style:text-properties fo:color="#000000" loext:opacity="100%" style:text-position="0% 100%" officeooo:rsid="000cee9a" officeooo:paragraph-rsid="000cee9a"/>
    </style:style>
    <style:style style:name="P31" style:family="paragraph" style:parent-style-name="Standard">
      <style:text-properties fo:color="#000000" loext:opacity="100%" style:text-position="0% 100%" officeooo:rsid="000a4d13" officeooo:paragraph-rsid="001c335d"/>
    </style:style>
    <style:style style:name="P32" style:family="paragraph" style:parent-style-name="Standard">
      <style:text-properties fo:color="#000000" loext:opacity="100%" style:text-position="0% 100%" officeooo:rsid="00204354" officeooo:paragraph-rsid="00204354"/>
    </style:style>
    <style:style style:name="P33" style:family="paragraph" style:parent-style-name="Standard">
      <style:text-properties officeooo:paragraph-rsid="000a4d13"/>
    </style:style>
    <style:style style:name="P34" style:family="paragraph" style:parent-style-name="Standard">
      <style:text-properties officeooo:rsid="000a4d13" officeooo:paragraph-rsid="000bc494"/>
    </style:style>
    <style:style style:name="P35" style:family="paragraph" style:parent-style-name="Standard">
      <style:text-properties officeooo:rsid="000a4d13" officeooo:paragraph-rsid="001eed18"/>
    </style:style>
    <style:style style:name="P36" style:family="paragraph" style:parent-style-name="Standard">
      <style:text-properties officeooo:paragraph-rsid="000bc494"/>
    </style:style>
    <style:style style:name="P37" style:family="paragraph" style:parent-style-name="Standard">
      <style:text-properties officeooo:rsid="000c2532" officeooo:paragraph-rsid="000c2532"/>
    </style:style>
    <style:style style:name="P38" style:family="paragraph" style:parent-style-name="Standard">
      <style:text-properties officeooo:rsid="000cee9a" officeooo:paragraph-rsid="000cee9a"/>
    </style:style>
    <style:style style:name="P39" style:family="paragraph" style:parent-style-name="Standard">
      <style:text-properties style:text-position="0% 100%" officeooo:rsid="000a4d13" officeooo:paragraph-rsid="000a4d13"/>
    </style:style>
    <style:style style:name="P40" style:family="paragraph" style:parent-style-name="Standard">
      <style:text-properties style:text-position="0% 100%" officeooo:rsid="000a4d13" officeooo:paragraph-rsid="000bc494"/>
    </style:style>
    <style:style style:name="P41" style:family="paragraph" style:parent-style-name="Standard">
      <style:text-properties style:text-position="0% 100%" officeooo:rsid="000bc494" officeooo:paragraph-rsid="000bc494"/>
    </style:style>
    <style:style style:name="P42" style:family="paragraph" style:parent-style-name="Standard">
      <style:text-properties style:text-position="0% 100%" officeooo:rsid="000c2532" officeooo:paragraph-rsid="000c2532"/>
    </style:style>
    <style:style style:name="P43" style:family="paragraph" style:parent-style-name="Standard">
      <style:text-properties style:text-position="0% 100%" officeooo:rsid="000c2532" officeooo:paragraph-rsid="00114d89"/>
    </style:style>
    <style:style style:name="P44" style:family="paragraph" style:parent-style-name="Standard">
      <style:text-properties style:text-position="0% 100%" fo:language="fr" fo:country="FR" officeooo:rsid="000580d9" officeooo:paragraph-rsid="001b3f78"/>
    </style:style>
    <style:style style:name="P45" style:family="paragraph" style:parent-style-name="Standard">
      <style:text-properties fo:color="#ff0000" loext:opacity="100%" style:text-position="0% 100%" fo:language="fr" fo:country="FR" officeooo:rsid="00070ba1" officeooo:paragraph-rsid="00070ba1"/>
    </style:style>
    <style:style style:name="P46" style:family="paragraph" style:parent-style-name="Standard">
      <style:text-properties fo:color="#111111" loext:opacity="100%" style:text-position="0% 100%" officeooo:rsid="0011c984" officeooo:paragraph-rsid="000cee9a"/>
    </style:style>
    <style:style style:name="P47" style:family="paragraph" style:parent-style-name="Standard">
      <style:text-properties officeooo:paragraph-rsid="001c335d"/>
    </style:style>
    <style:style style:name="P48" style:family="paragraph" style:parent-style-name="Standard">
      <style:text-properties officeooo:paragraph-rsid="001dafe0"/>
    </style:style>
    <style:style style:name="P49" style:family="paragraph" style:parent-style-name="Standard">
      <style:text-properties fo:color="#000000" loext:opacity="100%" style:text-position="0% 100%" officeooo:rsid="00204354" officeooo:paragraph-rsid="00204354"/>
    </style:style>
    <style:style style:name="P50" style:family="paragraph" style:parent-style-name="Standard">
      <style:text-properties fo:color="#000000" loext:opacity="100%" style:text-position="0% 100%" officeooo:rsid="0024a8c2" officeooo:paragraph-rsid="0024a8c2"/>
    </style:style>
    <style:style style:name="P51" style:family="paragraph" style:parent-style-name="Standard">
      <style:text-properties fo:color="#000000" loext:opacity="100%" style:text-position="0% 100%" officeooo:rsid="0024a8c2" officeooo:paragraph-rsid="0024cba5"/>
    </style:style>
    <style:style style:name="P52" style:family="paragraph" style:parent-style-name="Standard">
      <style:text-properties fo:color="#000000" loext:opacity="100%" style:text-position="0% 100%" officeooo:rsid="0024cba5" officeooo:paragraph-rsid="00269b53"/>
    </style:style>
    <style:style style:name="P53" style:family="paragraph" style:parent-style-name="Standard">
      <style:text-properties fo:color="#000000" loext:opacity="100%" style:text-position="0% 100%" fo:language="fr" fo:country="FR" officeooo:rsid="000842c5" officeooo:paragraph-rsid="000842c5"/>
    </style:style>
    <style:style style:name="P54" style:family="paragraph" style:parent-style-name="Standard">
      <style:text-properties fo:color="#000000" loext:opacity="100%" style:text-position="0% 100%" fo:language="fr" fo:country="FR" officeooo:rsid="000842c5" officeooo:paragraph-rsid="00269b53"/>
    </style:style>
    <style:style style:name="P55" style:family="paragraph" style:parent-style-name="Standard">
      <style:text-properties fo:color="#000000" loext:opacity="100%" style:text-position="0% 100%" fo:language="fr" fo:country="FR" officeooo:rsid="000842c5" officeooo:paragraph-rsid="0027070a"/>
    </style:style>
    <style:style style:name="P56" style:family="paragraph" style:parent-style-name="Standard">
      <style:text-properties fo:color="#000000" loext:opacity="100%" style:text-position="0% 100%" fo:language="fr" fo:country="FR" officeooo:rsid="000842c5" officeooo:paragraph-rsid="002abfd6"/>
    </style:style>
    <style:style style:name="P57" style:family="paragraph" style:parent-style-name="Standard">
      <style:text-properties fo:color="#000000" loext:opacity="100%" style:text-position="0% 100%" fo:language="fr" fo:country="FR" officeooo:rsid="0008bc43" officeooo:paragraph-rsid="00269b53"/>
    </style:style>
    <style:style style:name="P58" style:family="paragraph" style:parent-style-name="Standard">
      <style:text-properties fo:color="#000000" loext:opacity="100%" style:text-position="0% 100%" fo:language="fr" fo:country="FR" officeooo:rsid="0008bc43" officeooo:paragraph-rsid="0027070a"/>
    </style:style>
    <style:style style:name="P59" style:family="paragraph" style:parent-style-name="Standard">
      <style:text-properties fo:color="#000000" loext:opacity="100%" style:text-position="0% 100%" fo:language="fr" fo:country="FR" officeooo:rsid="0008bc43" officeooo:paragraph-rsid="002abfd6"/>
    </style:style>
    <style:style style:name="P60" style:family="paragraph" style:parent-style-name="Standard">
      <style:text-properties fo:color="#000000" loext:opacity="100%" style:text-position="0% 100%" officeooo:rsid="000a4d13" officeooo:paragraph-rsid="0027070a"/>
    </style:style>
    <style:style style:name="P61" style:family="paragraph" style:parent-style-name="Standard">
      <style:text-properties fo:color="#000000" loext:opacity="100%" style:text-position="0% 100%" officeooo:rsid="000a4d13" officeooo:paragraph-rsid="002abfd6"/>
    </style:style>
    <style:style style:name="P62" style:family="paragraph" style:parent-style-name="Standard">
      <style:text-properties fo:color="#000000" loext:opacity="100%" style:text-position="0% 100%" officeooo:rsid="0027070a" officeooo:paragraph-rsid="0027070a"/>
    </style:style>
    <style:style style:name="P63" style:family="paragraph" style:parent-style-name="Standard">
      <style:text-properties fo:color="#000000" loext:opacity="100%" style:text-position="0% 100%" officeooo:rsid="002abfd6" officeooo:paragraph-rsid="002abfd6"/>
    </style:style>
    <style:style style:name="P64" style:family="paragraph" style:parent-style-name="Standard">
      <style:text-properties fo:color="#000000" loext:opacity="100%" style:text-position="0% 100%" officeooo:rsid="002bdec5" officeooo:paragraph-rsid="002bdec5"/>
    </style:style>
    <style:style style:name="P65" style:family="paragraph" style:parent-style-name="Standard">
      <style:text-properties fo:color="#000000" loext:opacity="100%" fo:language="fr" fo:country="FR" officeooo:rsid="000842c5" officeooo:paragraph-rsid="00269b53"/>
    </style:style>
    <style:style style:name="P66" style:family="paragraph" style:parent-style-name="Standard">
      <style:text-properties fo:color="#000000" loext:opacity="100%" fo:language="fr" fo:country="FR" officeooo:rsid="000842c5" officeooo:paragraph-rsid="0027070a"/>
    </style:style>
    <style:style style:name="P67" style:family="paragraph" style:parent-style-name="Standard">
      <style:text-properties fo:color="#000000" loext:opacity="100%" fo:language="fr" fo:country="FR" officeooo:rsid="000842c5" officeooo:paragraph-rsid="002abfd6"/>
    </style:style>
    <style:style style:name="P68" style:family="paragraph" style:parent-style-name="Standard">
      <style:text-properties fo:color="#000000" loext:opacity="100%" fo:language="fr" fo:country="FR" officeooo:rsid="0008bc43" officeooo:paragraph-rsid="00269b53"/>
    </style:style>
    <style:style style:name="P69" style:family="paragraph" style:parent-style-name="Standard">
      <style:text-properties fo:color="#000000" loext:opacity="100%" fo:language="fr" fo:country="FR" officeooo:rsid="0008bc43" officeooo:paragraph-rsid="0027070a"/>
    </style:style>
    <style:style style:name="P70" style:family="paragraph" style:parent-style-name="Standard">
      <style:text-properties fo:color="#000000" loext:opacity="100%" fo:language="fr" fo:country="FR" officeooo:rsid="0008bc43" officeooo:paragraph-rsid="002abfd6"/>
    </style:style>
    <style:style style:name="P71" style:family="paragraph" style:parent-style-name="Standard">
      <style:text-properties officeooo:paragraph-rsid="00269b53"/>
    </style:style>
    <style:style style:name="P72" style:family="paragraph" style:parent-style-name="Standard">
      <style:text-properties style:text-position="0% 100%" officeooo:rsid="000a4d13" officeooo:paragraph-rsid="0027070a"/>
    </style:style>
    <style:style style:name="P73" style:family="paragraph" style:parent-style-name="Standard">
      <style:text-properties style:text-position="0% 100%" officeooo:rsid="000a4d13" officeooo:paragraph-rsid="00284991"/>
    </style:style>
    <style:style style:name="P74" style:family="paragraph" style:parent-style-name="Standard">
      <style:text-properties style:text-position="0% 100%" officeooo:rsid="000a4d13" officeooo:paragraph-rsid="002abfd6"/>
    </style:style>
    <style:style style:name="P75" style:family="paragraph" style:parent-style-name="Standard">
      <style:text-properties officeooo:paragraph-rsid="0027070a"/>
    </style:style>
    <style:style style:name="P76" style:family="paragraph" style:parent-style-name="Standard">
      <style:text-properties officeooo:paragraph-rsid="002abfd6"/>
    </style:style>
    <style:style style:name="T1" style:family="text">
      <style:text-properties officeooo:rsid="00038906"/>
    </style:style>
    <style:style style:name="T2" style:family="text">
      <style:text-properties officeooo:rsid="0003dfb3"/>
    </style:style>
    <style:style style:name="T3" style:family="text">
      <style:text-properties fo:color="#ff0000" loext:opacity="100%" style:text-position="0% 100%"/>
    </style:style>
    <style:style style:name="T4" style:family="text">
      <style:text-properties fo:color="#000000" loext:opacity="100%" officeooo:rsid="0003dfb3"/>
    </style:style>
    <style:style style:name="T5" style:family="text">
      <style:text-properties fo:color="#000000" loext:opacity="100%" officeooo:rsid="0004a839"/>
    </style:style>
    <style:style style:name="T6" style:family="text">
      <style:text-properties fo:color="#000000" loext:opacity="100%" style:text-position="0% 100%"/>
    </style:style>
    <style:style style:name="T7" style:family="text">
      <style:text-properties fo:color="#000000" loext:opacity="100%" style:text-position="0% 100%" officeooo:rsid="000646ff"/>
    </style:style>
    <style:style style:name="T8" style:family="text">
      <style:text-properties fo:color="#000000" loext:opacity="100%" style:text-position="0% 100%" fo:language="fr" fo:country="FR" officeooo:rsid="000a4d13"/>
    </style:style>
    <style:style style:name="T9" style:family="text">
      <style:text-properties fo:color="#000000" loext:opacity="100%" style:text-position="0% 100%" fo:language="fr" fo:country="FR" officeooo:rsid="000842c5"/>
    </style:style>
    <style:style style:name="T10" style:family="text">
      <style:text-properties fo:color="#000000" loext:opacity="100%" style:text-position="0% 100%" fo:language="fr" fo:country="FR" officeooo:rsid="0024a8c2"/>
    </style:style>
    <style:style style:name="T11" style:family="text">
      <style:text-properties fo:color="#000000" loext:opacity="100%" style:text-position="0% 100%" fo:language="fr" fo:country="FR" officeooo:rsid="001dafe0"/>
    </style:style>
    <style:style style:name="T12" style:family="text">
      <style:text-properties fo:color="#000000" loext:opacity="100%" style:text-position="0% 100%" fo:language="fr" fo:country="FR" officeooo:rsid="00204354"/>
    </style:style>
    <style:style style:name="T13" style:family="text">
      <style:text-properties fo:color="#000000" loext:opacity="100%" style:text-position="0% 100%" fo:language="fr" fo:country="FR" officeooo:rsid="00269b53"/>
    </style:style>
    <style:style style:name="T14" style:family="text">
      <style:text-properties fo:color="#000000" loext:opacity="100%" style:text-position="0% 100%" fo:language="fr" fo:country="FR" officeooo:rsid="00284991"/>
    </style:style>
    <style:style style:name="T15" style:family="text">
      <style:text-properties fo:color="#000000" loext:opacity="100%" style:text-position="0% 100%" fo:language="fr" fo:country="FR" officeooo:rsid="002abfd6"/>
    </style:style>
    <style:style style:name="T16" style:family="text">
      <style:text-properties fo:color="#000000" loext:opacity="100%" style:text-position="0% 100%" officeooo:rsid="000bc494"/>
    </style:style>
    <style:style style:name="T17" style:family="text">
      <style:text-properties fo:color="#000000" loext:opacity="100%" style:text-position="0% 100%" officeooo:rsid="0011c984"/>
    </style:style>
    <style:style style:name="T18" style:family="text">
      <style:text-properties fo:color="#000000" loext:opacity="100%" style:text-position="0% 100%" officeooo:rsid="000a4d13"/>
    </style:style>
    <style:style style:name="T19" style:family="text">
      <style:text-properties fo:color="#000000" loext:opacity="100%" officeooo:rsid="0012ee73"/>
    </style:style>
    <style:style style:name="T20" style:family="text">
      <style:text-properties fo:color="#000000" loext:opacity="100%" officeooo:rsid="00142e67"/>
    </style:style>
    <style:style style:name="T21" style:family="text">
      <style:text-properties fo:color="#000000" loext:opacity="100%" fo:language="fr" fo:country="FR" officeooo:rsid="0024a8c2"/>
    </style:style>
    <style:style style:name="T22" style:family="text">
      <style:text-properties fo:color="#000000" loext:opacity="100%" fo:language="fr" fo:country="FR" officeooo:rsid="001dafe0"/>
    </style:style>
    <style:style style:name="T23" style:family="text">
      <style:text-properties fo:color="#000000" loext:opacity="100%" fo:language="fr" fo:country="FR" officeooo:rsid="00204354"/>
    </style:style>
    <style:style style:name="T24" style:family="text">
      <style:text-properties fo:color="#000000" loext:opacity="100%" fo:language="fr" fo:country="FR" officeooo:rsid="000842c5"/>
    </style:style>
    <style:style style:name="T25" style:family="text">
      <style:text-properties fo:color="#000000" loext:opacity="100%" fo:language="fr" fo:country="FR" officeooo:rsid="0027070a"/>
    </style:style>
    <style:style style:name="T26" style:family="text">
      <style:text-properties fo:color="#000000" loext:opacity="100%" fo:language="fr" fo:country="FR" officeooo:rsid="00284991"/>
    </style:style>
    <style:style style:name="T27" style:family="text">
      <style:text-properties fo:color="#000000" loext:opacity="100%" fo:language="fr" fo:country="FR" officeooo:rsid="002abfd6"/>
    </style:style>
    <style:style style:name="T28" style:family="text">
      <style:text-properties officeooo:rsid="0004a839"/>
    </style:style>
    <style:style style:name="T29" style:family="text">
      <style:text-properties officeooo:rsid="000580d9"/>
    </style:style>
    <style:style style:name="T30" style:family="text">
      <style:text-properties style:text-position="sub 58%"/>
    </style:style>
    <style:style style:name="T31" style:family="text">
      <style:text-properties style:text-position="0% 100%"/>
    </style:style>
    <style:style style:name="T32" style:family="text">
      <style:text-properties style:text-position="0% 100%" officeooo:rsid="0008bc43"/>
    </style:style>
    <style:style style:name="T33" style:family="text">
      <style:text-properties style:text-position="0% 100%" officeooo:rsid="000a4d13"/>
    </style:style>
    <style:style style:name="T34" style:family="text">
      <style:text-properties style:text-position="0% 100%" officeooo:rsid="000bc494"/>
    </style:style>
    <style:style style:name="T35" style:family="text">
      <style:text-properties style:text-position="0% 100%" officeooo:rsid="0010fafa"/>
    </style:style>
    <style:style style:name="T36" style:family="text">
      <style:text-properties style:text-position="0% 100%" officeooo:rsid="00114d89"/>
    </style:style>
    <style:style style:name="T37" style:family="text">
      <style:text-properties style:text-position="0% 100%" officeooo:rsid="0011c984"/>
    </style:style>
    <style:style style:name="T38" style:family="text">
      <style:text-properties style:text-position="0% 100%" officeooo:rsid="001c335d"/>
    </style:style>
    <style:style style:name="T39" style:family="text">
      <style:text-properties style:text-position="0% 100%" officeooo:rsid="001dafe0"/>
    </style:style>
    <style:style style:name="T40" style:family="text">
      <style:text-properties style:text-position="0% 100%" officeooo:rsid="001eed18"/>
    </style:style>
    <style:style style:name="T41" style:family="text">
      <style:text-properties style:text-position="0% 100%" officeooo:rsid="00269b53"/>
    </style:style>
    <style:style style:name="T42" style:family="text">
      <style:text-properties style:text-position="0% 100%" officeooo:rsid="00284991"/>
    </style:style>
    <style:style style:name="T43" style:family="text">
      <style:text-properties style:text-position="0% 100%" officeooo:rsid="002abfd6"/>
    </style:style>
    <style:style style:name="T44" style:family="text">
      <style:text-properties officeooo:rsid="000646ff"/>
    </style:style>
    <style:style style:name="T45" style:family="text">
      <style:text-properties fo:color="#111111" loext:opacity="100%" style:text-position="0% 100%" officeooo:rsid="0010fafa"/>
    </style:style>
    <style:style style:name="T46" style:family="text">
      <style:text-properties fo:color="#111111" loext:opacity="100%" style:text-position="0% 100%" officeooo:rsid="0011c984"/>
    </style:style>
    <style:style style:name="T47" style:family="text">
      <style:text-properties officeooo:rsid="00114d89"/>
    </style:style>
    <style:style style:name="T48" style:family="text">
      <style:text-properties officeooo:rsid="0011c984"/>
    </style:style>
    <style:style style:name="T49" style:family="text">
      <style:text-properties officeooo:rsid="00142e67"/>
    </style:style>
    <style:style style:name="T50" style:family="text">
      <style:text-properties officeooo:rsid="0015a2b0"/>
    </style:style>
    <style:style style:name="T51" style:family="text">
      <style:text-properties officeooo:rsid="00168bd2"/>
    </style:style>
    <style:style style:name="T52" style:family="text">
      <style:text-properties officeooo:rsid="0017781a"/>
    </style:style>
    <style:style style:name="T53" style:family="text">
      <style:text-properties officeooo:rsid="000a4d13"/>
    </style:style>
    <style:style style:name="T54" style:family="text">
      <style:text-properties officeooo:rsid="001c335d"/>
    </style:style>
    <style:style style:name="T55" style:family="text">
      <style:text-properties officeooo:rsid="001dafe0"/>
    </style:style>
    <style:style style:name="T56" style:family="text">
      <style:text-properties officeooo:rsid="001eed18"/>
    </style:style>
    <style:style style:name="T57" style:family="text">
      <style:text-properties officeooo:rsid="00204354"/>
    </style:style>
    <style:style style:name="T58" style:family="text">
      <style:text-properties officeooo:rsid="0024a8c2"/>
    </style:style>
    <style:style style:name="T59" style:family="text">
      <style:text-properties fo:language="fr" fo:country="FR"/>
    </style:style>
    <style:style style:name="T60" style:family="text">
      <style:text-properties fo:language="fr" fo:country="FR" officeooo:rsid="000842c5"/>
    </style:style>
    <style:style style:name="T61" style:family="text">
      <style:text-properties fo:language="fr" fo:country="FR" officeooo:rsid="001dafe0"/>
    </style:style>
    <style:style style:name="T62" style:family="text">
      <style:text-properties fo:language="fr" fo:country="FR" officeooo:rsid="00204354"/>
    </style:style>
    <style:style style:name="T63" style:family="text">
      <style:text-properties fo:language="fr" fo:country="FR" officeooo:rsid="0024cba5"/>
    </style:style>
    <style:style style:name="T64" style:family="text">
      <style:text-properties fo:language="fr" fo:country="FR" officeooo:rsid="0024a8c2"/>
    </style:style>
    <style:style style:name="T65" style:family="text">
      <style:text-properties fo:language="fr" fo:country="FR" officeooo:rsid="00269b53"/>
    </style:style>
    <style:style style:name="T66" style:family="text">
      <style:text-properties fo:language="fr" fo:country="FR" officeooo:rsid="000a4d13"/>
    </style:style>
    <style:style style:name="T67" style:family="text">
      <style:text-properties fo:language="fr" fo:country="FR" officeooo:rsid="0027070a"/>
    </style:style>
    <style:style style:name="T68" style:family="text">
      <style:text-properties fo:language="fr" fo:country="FR" officeooo:rsid="00284991"/>
    </style:style>
    <style:style style:name="T69" style:family="text">
      <style:text-properties fo:language="fr" fo:country="FR" officeooo:rsid="0028f0fa"/>
    </style:style>
    <style:style style:name="T70" style:family="text">
      <style:text-properties fo:language="fr" fo:country="FR" officeooo:rsid="002abfd6"/>
    </style:style>
    <style:style style:name="T71" style:family="text">
      <style:text-properties officeooo:rsid="00269b53"/>
    </style:style>
    <style:style style:name="T72" style:family="text">
      <style:text-properties officeooo:rsid="000842c5"/>
    </style:style>
    <style:style style:name="T73" style:family="text">
      <style:text-properties officeooo:rsid="0027070a"/>
    </style:style>
    <style:style style:name="T74" style:family="text">
      <style:text-properties officeooo:rsid="00284991"/>
    </style:style>
    <style:style style:name="T75" style:family="text">
      <style:text-properties officeooo:rsid="0028f0fa"/>
    </style:style>
    <style:style style:name="T76" style:family="text">
      <style:text-properties officeooo:rsid="002abf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COMMUN AUX 2 :</text:p>
      <text:p text:style-name="P2"/>
      <text:p text:style-name="P2"/>
      <text:p text:style-name="P2">"Ré-initialiser le mot de passe" <text:line-break/>Acteurs : Le <text:span text:style-name="T2">client</text:span> ou l’utilisateur et le serveur. <text:line-break/>Description : Permet à une personne qui a oublier son mot de passe ou qui souhaite le changer de le ré-initialiser <text:line-break/>Préconditions : La personne (<text:span text:style-name="T2">client</text:span> ou <text:span text:style-name="T2">institution</text:span>) est dans l’écran de connections ou dans ses paramètres de comptes. <text:line-break/>Fréquence : Assez rare <text:line-break/>Parcours de base : <text:s text:c="5"/>1. La personne clique sur l’option de ré-initialisation de mot de passe <text:line-break/><text:tab/><text:tab/><text:tab/>2. La personne entre le mail du compte dont elle veut changer le mot de passe <text:line-break/><text:tab/><text:tab/><text:tab/>3. L’application envoie le mail au serveur pour vérifier s’il existe un compte <text:tab/><text:tab/><text:tab/><text:tab/> <text:s text:c="3"/>associé à l’adresse mail<text:line-break/><text:tab/><text:tab/><text:tab/>4. Le compte est trouvé et un mail est envoyé avec un lien pour entrer un <text:tab/><text:tab/><text:tab/><text:tab/><text:tab/> <text:s text:c="4"/>nouveau mot de passe <text:line-break/><text:tab/><text:tab/><text:tab/>5. La personne entre son nouveau mot de passe (2 fois) <text:line-break/><text:tab/><text:tab/><text:tab/>6. Le serveur change le mot de passe du compte dans la base de données Parcours alternatif : 3.b Aucun compte avec ce mail n’est trouvé, message d’erreur et retour à l’étape 2 <text:tab/><text:tab/><text:tab/> <text:s text:c="8"/>5.b La personne n’entre pas 2 fois le même mot de passe.On recommence l’étape 5 <text:tab/><text:line-break/>Postconditions :Le mot de passe pour le compte associé au mail donné est changé par le nouveau mot de passe entrer par la personne.<text:line-break/><text:line-break/><text:line-break/><text:line-break/><text:line-break/><text:line-break/><text:line-break/></text:p>
      <text:p text:style-name="P2"/>
      <text:p text:style-name="P2"/>
      <text:p text:style-name="P3">"Se déconnecter"<text:line-break/>Acteurs : Le <text:span text:style-name="T2">client</text:span> et le serveur <text:line-break/>Description : Permet au <text:span text:style-name="T2">client</text:span> de se déconnecter de l’application <text:line-break/>Préconditions : Le <text:span text:style-name="T2">client</text:span> est connecté à un compte <text:line-break/>Fréquence : De temps en temps <text:line-break/>Parcours de base : <text:s text:c="5"/>1. Le <text:span text:style-name="T2">client</text:span> demande à l’application de se déconnecter <text:line-break/><text:tab/><text:tab/><text:tab/>2. L’application détruit l’objet utilisateur représentant le <text:span text:style-name="T2">client</text:span> authentifié <text:line-break/><text:tab/><text:tab/><text:tab/>3. L’application ramène le <text:span text:style-name="T2">client</text:span> sur l’écran de connexion </text:p>
      <text:p text:style-name="P9">Postconditions : Le <text:span text:style-name="T2">client</text:span> est est déconnecté et de retour à l’écran de connexion. Il n’a plus accès à ses données ni au reste de l’application</text:p>
      <text:p text:style-name="P9"/>
      <text:p text:style-name="P12"><text:span text:style-name="T44">Changer</text:span> de langue</text:p>
      <text:p text:style-name="P12">Acteurs : Le client et le serveur</text:p>
      <text:p text:style-name="P12">Description : Change la langue d’affichage de l’application</text:p>
      <text:p text:style-name="P12">Préconditions : L’application est lancée</text:p>
      <text:p text:style-name="P12">Fréquence:<text:span text:style-name="T30"> <text:s/></text:span><text:span text:style-name="T31">Utilisation peu fréquente</text:span></text:p>
      <text:p text:style-name="P44">Parcours de base : 1. Le client sélectionne l’option de changement de langue </text:p>
      <text:p text:style-name="P44"><text:soft-page-break/><text:tab/><text:tab/> <text:s text:c="6"/>2. L’application affiche les langue disponible </text:p>
      <text:p text:style-name="P44"><text:tab/><text:tab/> <text:s text:c="6"/>3. Le client sélectionne la langue qu’il souhaite</text:p>
      <text:p text:style-name="P44"><text:tab/><text:tab/> <text:s text:c="6"/>4. L’application affiche un avertissement et demande une confirmation</text:p>
      <text:p text:style-name="P44"><text:tab/><text:tab/> <text:s text:c="6"/>5. Le client confirme le changement de langue </text:p>
      <text:p text:style-name="P44"><text:tab/><text:tab/> <text:s text:c="6"/>6. L’application envoie une requête au serveur pour changer la langue d’affichage <text:tab/><text:tab/><text:tab/><text:tab/>du client</text:p>
      <text:p text:style-name="P12"><text:span text:style-name="T31"><text:line-break/>Parcours alternatif : 4b. Le client annule le changement de langue, l’application le renvoi </text:span><text:span text:style-name="T35">sur le GUI des paramètres</text:span></text:p>
      <text:p text:style-name="P12"><text:span text:style-name="T3"><text:tab/><text:tab/> <text:s text:c="9"/></text:span><text:span text:style-name="T7">6.b Une erreur de connexion a eu lieu et la requête a échoué, pas de changement de langue, l’utilisateur est averti</text:span></text:p>
      <text:p text:style-name="P22"/>
      <text:p text:style-name="P9"><text:span text:style-name="T7">P</text:span><text:span text:style-name="T18">ostconditions : La langue d’affichage de l’application est changé</text:span><text:line-break/><text:line-break/><text:line-break/><text:line-break/>APP1:</text:p>
      <text:p text:style-name="P9">"Créer un compte"</text:p>
      <text:p text:style-name="P9">Acteurs : Le <text:span text:style-name="T2">client</text:span> et le serveur <text:line-break/>Description : Permet au <text:span text:style-name="T2">client</text:span> de créer un compte avec un mail et un mot de passe pour pouvoir utiliser l’application <text:line-break/>Préconditions : L’application est lancée et aucun compte n’est connecté. <text:line-break/>Fréquence : Chaque première fois qu’un nouveaux <text:span text:style-name="T2">client</text:span> lance l’application.<text:line-break/> Parcours de base : 1. Le <text:span text:style-name="T2">client</text:span> clique sur l’option "créer un compte" <text:line-break/><text:tab/><text:tab/> <text:s text:c="7"/>2. Le <text:span text:style-name="T2">client</text:span> entre le mail et le mot de passe qui sera associé au compte <text:line-break/><text:tab/><text:tab/> <text:s text:c="7"/>3. L’application envoie les identifiants au serveur pour vérification <text:line-break/> <text:s text:c="30"/><text:span text:style-name="T1">4</text:span>. Le serveur confirme que le mail n’est pas déjà pris <text:line-break/><text:tab/><text:tab/> <text:s text:c="7"/>5. Le serveur créer le compte dans la base de donnée <text:line-break/><text:tab/><text:tab/> <text:s text:c="7"/>6. Le serveur connecte automatiquement le nouveau <text:span text:style-name="T2">client</text:span> <text:line-break/><text:tab/><text:tab/> <text:s text:c="7"/>7. Le <text:span text:style-name="T2">client</text:span> accède au reste de l’application avec le compte nouvellement <text:tab/><text:tab/><text:tab/><text:tab/>crée <text:line-break/>Parcours alternatif : 4.b Le serveur retourne que le mail est déjà associé à un compte existant. L’application le signal au <text:span text:style-name="T2">client</text:span> et le renvoie à l’étape 2 <text:line-break/>Postconditions : Le <text:span text:style-name="T2">client</text:span> est connecté à l’application</text:p>
      <text:p text:style-name="P1"/>
      <text:p text:style-name="P1"><text:s/>"Se Connecter"</text:p>
      <text:p text:style-name="P1"><text:s/>Acteurs : Le client et le serveur. </text:p>
      <text:p text:style-name="P1">Description : Permet aux client de s’identifier et d’accéder à l’application ainsi que toutes ses fonctionnalités.</text:p>
      <text:p text:style-name="P1">Préconditions : L’application est lancée et le client n’est pas déjà connecté à l’application. </text:p>
      <text:p text:style-name="P1">Fréquence : A chaque lancement de l’application </text:p>
      <text:p text:style-name="P1">Parcours de base : <text:s text:c="5"/>1. Le client entre ses données d’utilisateur (nr de registre nationale +mdp)</text:p>
      <text:p text:style-name="P1"><text:tab/><text:tab/><text:tab/>2. L’application envoie les données au serveur pour la vérification</text:p>
      <text:p text:style-name="P1"><text:tab/><text:tab/><text:tab/>3. Le serveur confirme que les données sont correctes</text:p>
      <text:p text:style-name="P1"><text:tab/><text:tab/><text:tab/>4. Le <text:span text:style-name="T2">client</text:span> peut accéder aux autres parties de l’application <text:line-break/>Parcours alternatif : 3.b Les données sont incorrectes, on retourne à l’étape 1 <text:line-break/>Postconditions : La GUI affiche désormais les différents portefeuilles de l’utilisateur stockés dans la base de données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3"/>
      <text:p text:style-name="P3"/>
      <text:p text:style-name="P3"/>
      <text:p text:style-name="P3">Créer un portefeuille <text:line-break/>Acteurs : Le <text:span text:style-name="T2">client</text:span> et le serveur <text:line-break/>Description : Création d’un nouveau portefeuille vide avec le créateur comme gestionnaire et le seul membre du nouveau portefeuille <text:line-break/>Préconditions : / <text:line-break/>Fréquence : Utilisation peu fréquente <text:line-break/>Parcours de base : 1. Le <text:span text:style-name="T2">client</text:span> sélectionne l’option de créer un nouveau portefeuille </text:p>
      <text:p text:style-name="P4"><text:span text:style-name="T4"><text:tab/><text:tab/> <text:s text:c="6"/>2. Le client </text:span><text:span text:style-name="T5">choisit </text:span><text:span text:style-name="T20">un </text:span><text:span text:style-name="T5">institution financi</text:span><text:span text:style-name="T20">è</text:span><text:span text:style-name="T5">r</text:span><text:span text:style-name="T20">e</text:span><text:span text:style-name="T5"> </text:span><text:span text:style-name="T19">(où il possède déjà un produit financier)</text:span><text:span text:style-name="T5"> <text:tab/><text:tab/> <text:s text:c="10"/>chez qui il souhaite créer le portefeuille</text:span></text:p>
      <text:p text:style-name="P7"><text:span text:style-name="T5"><text:s/><text:tab/><text:tab/> <text:s text:c="6"/></text:span><text:span text:style-name="T20">3</text:span>. L’application envoie <text:span text:style-name="T49">la demande </text:span>au serveur </text:p>
      <text:p text:style-name="P8"><text:tab/><text:tab/> <text:s text:c="6"/><text:span text:style-name="T51">4. Le serveur confirme la demande</text:span></text:p>
      <text:p text:style-name="P8"><text:tab/><text:tab/> <text:s text:c="6"/><text:span text:style-name="T52">5. L’utilisateur est renvoyé sur le GUI « Wallets list »</text:span><text:line-break/><text:tab/><text:tab/> <text:s text:c="6"/><text:span text:style-name="T52">6</text:span><text:span text:style-name="T49">. Le serveur renvoie la demande sur l’application 2 de l’institution financière </text:span></text:p>
      <text:p text:style-name="P4"><text:tab/><text:tab/> <text:s text:c="6"/><text:span text:style-name="T52">7</text:span><text:span text:style-name="T49">. L’institution financière confirme la demande de création de portefeuille<text:line-break/><text:tab/><text:tab/> <text:s text:c="6"/></text:span><text:span text:style-name="T52">8</text:span>. L’application <text:span text:style-name="T49">2 </text:span>renvoi <text:span text:style-name="T49">la </text:span><text:span text:style-name="T50">confirmation au serveur </text:span></text:p>
      <text:p text:style-name="P7">Parcours alternatif : <text:span text:style-name="T51">3b. </text:span><text:span text:style-name="T50">Une erreur de connexion à lieu , la requête échoue, l’utilisateur est averti, la <text:tab/><text:tab/><text:tab/>création de portefeuille est annulée, l’utilisateur est renvoy</text:span><text:span text:style-name="T51">é</text:span><text:span text:style-name="T50"> sur le GUI « Wallets list »</text:span> </text:p>
      <text:p text:style-name="P7"><text:tab/><text:tab/> <text:s text:c="7"/><text:span text:style-name="T51">4b. Le serveur refuse la demande, la création de portefeuille est annulée, le client <text:tab/><text:tab/><text:tab/><text:tab/>est averti , l’utilisateur est renvoyé sur la GUI « Wallets list »</text:span><text:line-break/><text:tab/><text:tab/> <text:s text:c="7"/><text:span text:style-name="T52">6</text:span><text:span text:style-name="T50">b</text:span>. <text:span text:style-name="T50">Une erreur de connexion à lieu , la requête échoue, l’utilisateur est averti, la <text:tab/><text:tab/><text:tab/><text:tab/> <text:s/>création de portefeuille est annulée</text:span></text:p>
      <text:p text:style-name="P4"><text:tab/><text:tab/> <text:s text:c="8"/><text:span text:style-name="T52">7</text:span><text:span text:style-name="T51">b</text:span><text:span text:style-name="T50">. </text:span><text:span text:style-name="T51">L’institution financière refuse, </text:span><text:span text:style-name="T52">l’utilisateur est notifié, la création de portfeuille <text:tab/><text:tab/><text:tab/>est annulée</text:span></text:p>
      <text:p text:style-name="P6"><text:tab/><text:tab/> <text:s text:c="8"/><text:span text:style-name="T52">8</text:span><text:span text:style-name="T50">b</text:span><text:span text:style-name="T29">. </text:span><text:span text:style-name="T50">Une erreur de connexion à lieu , la requête échoue, l’utilisateur est averti, la <text:tab/><text:tab/><text:tab/><text:tab/><text:tab/>création de portefeuille est annulée</text:span></text:p>
      <text:p text:style-name="P4">Postconditions :Un nouveau portefeuille a été crée / <text:span text:style-name="T28">u</text:span>n nouveau portefeuille n’a pas été crée</text:p>
      <text:p text:style-name="P4"/>
      <text:p text:style-name="P4"/>
      <text:p text:style-name="P4"/>
      <text:p text:style-name="P4">Supprimer le portefeuille <text:line-break/>Acteurs : Le <text:span text:style-name="T28">client</text:span> et le serveur <text:line-break/>Description : Supprime définitivement le portefeuille <text:span text:style-name="T28">sélectionné </text:span><text:line-break/><text:soft-page-break/>Préconditions : Le consommateur est un gestionnaire du portefeuille <text:line-break/>Fréquence : Utilisation peu fréquente <text:line-break/>Parcours de base : 1. Le gestionnaire du portefeuille sélectionne l’option de suppression du portefeuille <text:tab/><text:tab/><text:tab/>en question <text:line-break/><text:tab/><text:tab/> <text:s text:c="6"/>2. L’application affiche un avertissement et demande une confirmation </text:p>
      <text:p text:style-name="P4"><text:s/><text:span text:style-name="T28"><text:tab/><text:tab/> <text:s text:c="6"/>3</text:span>. Le gestionnaire confirme la suppression </text:p>
      <text:p text:style-name="P5"><text:s/><text:tab/><text:tab/> <text:s text:c="6"/><text:span text:style-name="T28">4</text:span>. L’application envoie une requête au serveur de supprimer le portefeuille en <text:tab/><text:tab/><text:tab/><text:tab/>question de la base de données et l’enlève de la liste de portefeuilles de tous les <text:tab/><text:tab/><text:tab/><text:tab/>membres du portefeuille supprimé<text:line-break/><text:tab/><text:tab/> <text:s text:c="5"/>5. L’application renvoi l’ancien gestionnaire vers sa liste de portefeuilles <text:line-break/>Parcours alternatif : 3b. L’utilisateur annule la suppression, l’application le renvoi vers la fenêtre du portefeuille en question <text:line-break/><text:tab/><text:tab/><text:tab/>4b. Une erreur de connexion a eu lieu et la requête a échoué, pas de suppression du portefeuille, l’utilisateur est averti </text:p>
      <text:p text:style-name="P5">Postconditions /</text:p>
      <text:p text:style-name="P20"/>
      <text:p text:style-name="P21"/>
      <text:p text:style-name="P21"/>
      <text:p text:style-name="P10"><text:span text:style-name="T7">C</text:span><text:span text:style-name="T6">onsulter le portefeuille </text:span></text:p>
      <text:p text:style-name="P23">Acteurs : Le client et le serveur</text:p>
      <text:p text:style-name="P23">Description : Le client accède au portefeuille et y retrouve tout ses produits financiers</text:p>
      <text:p text:style-name="P23">Préconditions : Le client est connecté a son compte et possède au moins un portefeuille</text:p>
      <text:p text:style-name="P23">Fréquence : Très souvent</text:p>
      <text:p text:style-name="P23">Parcours de base : 1. Le client sélectionne portefeuille a consulter</text:p>
      <text:p text:style-name="P23"><text:tab/><text:tab/> <text:s text:c="5"/>2. L’application fait une requête au serveur pour avoir les produits financier dans le <text:tab/><text:tab/><text:tab/><text:tab/>portefeuille</text:p>
      <text:p text:style-name="P23"><text:tab/><text:tab/> <text:s text:c="6"/>3. L’application affiche les produits financier qui sont dans le portefeuilles<text:line-break/></text:p>
      <text:p text:style-name="P10"><text:span text:style-name="T6">Parcours alternatif : 2b. Une erreur de connexion a lieu et la requête a échoué, l’utilisateur est averti et retourne </text:span><text:span text:style-name="T45">sur le GUI « home page »</text:span></text:p>
      <text:p text:style-name="P45"/>
      <text:p text:style-name="P14"><text:span text:style-name="T31">Postconditions : </text:span><text:span text:style-name="T33">L’application affiche désormais le portefeuille que l’utilisateur veux consulter</text:span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Supprimer un produit financier</text:p>
      <text:p text:style-name="P24">Acteurs : Client et serveur</text:p>
      <text:p text:style-name="P13"><text:span text:style-name="T31">Description : </text:span><text:span text:style-name="T32">Supprime définitivement le dit produit financiers</text:span></text:p>
      <text:p text:style-name="P27">Précondition: Le client est connecté, Un portefeuille contenant au moins un produits financier existe</text:p>
      <text:p text:style-name="P17"><text:span text:style-name="T31">Fr</text:span><text:span text:style-name="T33">équence : occasionnelle</text:span></text:p>
      <text:p text:style-name="P33"><text:span text:style-name="T8">Parcours de base : <text:s text:c="5"/></text:span><text:span text:style-name="T33">1. L’utilisateur appuie sur le bouton de suppression correspondant au produit <text:tab/><text:tab/><text:tab/><text:tab/>financier qu’il souhaite supprimer <text:line-break/><text:tab/><text:tab/><text:tab/>2. L’application affiche un message de confirmation <text:line-break/><text:tab/><text:tab/><text:tab/>3. L’utilisateur accepte <text:line-break/><text:tab/><text:tab/><text:tab/>4. L’application envoie la requête de suppression au serveur</text:span></text:p>
      <text:p text:style-name="P39"><text:line-break/>Parcours alternatif : 3b. L’utilisateur refuse, la fenêtre se ferme et aucune opération n’est effectué</text:p>
      <text:p text:style-name="P39"><text:tab/><text:tab/><text:tab/>4b. Une erreur de connexion a lieu et la requête a échoué, l’utilisateur est averti et retourne la liste de produits financier</text:p>
      <text:p text:style-name="P39">Postcondition : Le portefeuille ne contiens plus le produit financier supprimé </text:p>
      <text:p text:style-name="P39"/>
      <text:p text:style-name="P39"/>
      <text:p text:style-name="P39"/>
      <text:p text:style-name="P25"/>
      <text:p text:style-name="P15"><text:span text:style-name="T34">Souscrire</text:span><text:span text:style-name="T31"> un produit financier</text:span></text:p>
      <text:p text:style-name="P25">Acteurs : Client et serveur</text:p>
      <text:p text:style-name="P15"><text:span text:style-name="T31">Description : </text:span><text:span text:style-name="T34">Ajoute</text:span><text:span text:style-name="T32"> </text:span><text:span text:style-name="T34">un</text:span><text:span text:style-name="T32"> produit financiers</text:span></text:p>
      <text:p text:style-name="P18"><text:span text:style-name="T31">Précondition: Le client est connecté </text:span><text:span text:style-name="T34">et possède au moi</text:span><text:span text:style-name="T31">n</text:span><text:span text:style-name="T34">s un</text:span><text:span text:style-name="T31"> portefeuille <text:s/></text:span></text:p>
      <text:p text:style-name="P18"><text:span text:style-name="T31">Fr</text:span><text:span text:style-name="T33">équence : occasionnelle</text:span></text:p>
      <text:p text:style-name="P36"><text:span text:style-name="T8">Parcours de base : <text:s text:c="5"/></text:span><text:span text:style-name="T33">1. L’utilisateur appuie sur le bouton de </text:span><text:span text:style-name="T34">ajout</text:span><text:span text:style-name="T33"> </text:span></text:p>
      <text:p text:style-name="P36"><text:span text:style-name="T33"><text:tab/><text:tab/><text:tab/></text:span><text:span text:style-name="T34">2. Le client choisit le type de produit financiers</text:span><text:span text:style-name="T33"><text:line-break/><text:tab/><text:tab/><text:tab/></text:span><text:span text:style-name="T34">3</text:span><text:span text:style-name="T33">. L’application affiche un message de confirmation <text:line-break/><text:tab/><text:tab/><text:tab/></text:span><text:span text:style-name="T34">4</text:span><text:span text:style-name="T33">. L’utilisateur accepte <text:line-break/><text:tab/><text:tab/><text:tab/></text:span><text:span text:style-name="T34">5</text:span><text:span text:style-name="T33">. L’application envoie la requête d’</text:span><text:span text:style-name="T34">ajout</text:span><text:span text:style-name="T33"> au serveur</text:span></text:p>
      <text:p text:style-name="P34"><text:span text:style-name="T31"><text:line-break/>Parcours alternatif : </text:span><text:span text:style-name="T34">4b</text:span><text:span text:style-name="T31">. L’utilisateur refuse, la fenêtre se ferme et aucune opération n’est effectué</text:span></text:p>
      <text:p text:style-name="P34"><text:span text:style-name="T31"><text:tab/><text:tab/><text:tab/></text:span><text:span text:style-name="T34">5b</text:span><text:span text:style-name="T31">. Une erreur de connexion a lieu et la requête a échoué, l’utilisateur est averti et </text:span><text:span text:style-name="T34">la fenêtre d’ajout se ferme </text:span><text:span text:style-name="T36">le client est renvoyé sur le GUI « liste des produits financier »</text:span></text:p>
      <text:p text:style-name="P34"><text:span text:style-name="T31">Postcondition : Le portefeuille contiens <text:s/>le produit financier </text:span><text:span text:style-name="T34">ajouté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Afficher l’historique de transaction</text:p>
      <text:p text:style-name="P41">Acteurs : Client serveur</text:p>
      <text:p text:style-name="P41">Description : Affiche la liste de tout les transactions effectué </text:p>
      <text:p text:style-name="P41"><text:soft-page-break/>Précondition : /</text:p>
      <text:p text:style-name="P41">Fréquence : Souvent</text:p>
      <text:p text:style-name="P41">Parcours de base : <text:tab/>1. L’utilisateur sélectionne l’option d’affichage de l’historique </text:p>
      <text:p text:style-name="P41"><text:tab/><text:tab/><text:tab/>2. L’application envoie une requête au serveur pour accéder a l’historique</text:p>
      <text:p text:style-name="P41"><text:tab/><text:tab/><text:tab/></text:p>
      <text:p text:style-name="P41">Parcours alternatif : 2b. Une erreur de connexion a lieu et la requête échoue , l’utilisateur est avertis</text:p>
      <text:p text:style-name="P41">Postcondition: L’application affiche l’historique de transaction</text:p>
      <text:p text:style-name="P40"><text:s/></text:p>
      <text:p text:style-name="P40"/>
      <text:p text:style-name="P40"/>
      <text:p text:style-name="P40"/>
      <text:p text:style-name="P42">Effectuer une transaction</text:p>
      <text:p text:style-name="P42">Acteurs : Client serveur</text:p>
      <text:p text:style-name="P42">Description : Le client peux effecteur une transaction</text:p>
      <text:p text:style-name="P42">Précondition : L’utilisateur est connecté </text:p>
      <text:p text:style-name="P42">Fréquence: Souvent<text:line-break/>Parcours de base :<text:tab/>1. L’utilisateur sélectionne l’option de transaction</text:p>
      <text:p text:style-name="P42"><text:tab/><text:tab/><text:tab/><text:span text:style-name="T47">2. L’utilisateur choisit le compte du quel effectuer la transaction</text:span></text:p>
      <text:p text:style-name="P43"><text:tab/><text:tab/><text:tab/><text:span text:style-name="T47">3</text:span>. L’utilisateur entre le compte du receveur</text:p>
      <text:p text:style-name="P42"><text:tab/><text:tab/><text:tab/><text:span text:style-name="T47">4</text:span>. L’utilisateur entre le montant de la transactions</text:p>
      <text:p text:style-name="P42"><text:tab/><text:tab/><text:tab/><text:span text:style-name="T47">5. L’utilisateur entre une communication ( structurée ou non )</text:span></text:p>
      <text:p text:style-name="P42"><text:tab/><text:tab/><text:tab/><text:span text:style-name="T47">6</text:span>. L’application affiche un message de <text:span text:style-name="T47">résumé de la transaction</text:span></text:p>
      <text:p text:style-name="P42"><text:tab/><text:tab/><text:tab/><text:span text:style-name="T47">7</text:span>. L’utilisateur <text:span text:style-name="T47">confirme en entrant son code</text:span><text:line-break/><text:tab/><text:tab/><text:tab/><text:span text:style-name="T47">8</text:span>. L’application envoie une requête au serveur pour la transactions</text:p>
      <text:p text:style-name="P42"><text:tab/><text:tab/><text:tab/><text:span text:style-name="T47">9</text:span>. Le serveur retire l’argent sur le compte du client <text:line-break/><text:tab/><text:tab/><text:tab/><text:span text:style-name="T47">10</text:span>. Le serveur ajoute l’argent sur le compte du receveur <text:line-break/></text:p>
      <text:p text:style-name="P37"><text:span text:style-name="T31">Parcours alternatif : <text:tab/></text:span><text:span text:style-name="T36">7</text:span><text:span text:style-name="T31">b. L’utilisateur </text:span><text:span text:style-name="T36">se trompe de code ,</text:span><text:span text:style-name="T37">un message d’avertissement est affiché et il <text:tab/><text:tab/><text:tab/><text:tab/> <text:s text:c="6"/>est invité a réessayer </text:span></text:p>
      <text:p text:style-name="P37"><text:span text:style-name="T3"><text:tab/><text:tab/><text:tab/></text:span><text:span text:style-name="T46">8</text:span><text:span text:style-name="T6">b. </text:span><text:span text:style-name="T16">Une erreur de connexion a lieu et la requête échoue , l’utilisateur est avertis </text:span><text:span text:style-name="T6">et la transaction est annulée </text:span></text:p>
      <text:p text:style-name="P37"><text:span text:style-name="T6"><text:tab/><text:tab/><text:tab/></text:span><text:span text:style-name="T17">9</text:span><text:span text:style-name="T6">b. </text:span><text:span text:style-name="T16">Une erreur de connexion a lieu et la requête échoue , l’utilisateur est avertis </text:span><text:span text:style-name="T6">la transaction est annulée</text:span></text:p>
      <text:p text:style-name="P29"><text:tab/><text:tab/><text:tab/></text:p>
      <text:p text:style-name="P29"/>
      <text:p text:style-name="P29">postconditions : La transaction est effectué et le montant est débité 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>Ajouter un co-titulaire </text:p>
      <text:p text:style-name="P29">Acteurs : client 1 , client 2 , serveur</text:p>
      <text:p text:style-name="P30">Description : Le client 1 ajoute le client 2 comme co-titulaire sur un produit financiers</text:p>
      <text:p text:style-name="P30">Précondition:Le client 1 est connecté , le client 2 possède un compte dans la même institution financière que le client 1</text:p>
      <text:p text:style-name="P30">Parcours de base :<text:tab/>1. Le client 1 sélectionne le produit financier pour le quelle il souhaite ajouter un <text:tab/><text:tab/><text:tab/>co-titulaire</text:p>
      <text:p text:style-name="P30"><text:tab/><text:tab/><text:tab/>2. Le client 1 entre les identifiants du client 2 <text:span text:style-name="T56">( nom prénom et numéro de <text:tab/><text:tab/><text:tab/><text:tab/>registre nationale)</text:span></text:p>
      <text:p text:style-name="P30"><text:tab/><text:tab/><text:tab/>3. L’application affiche un message de confirmation</text:p>
      <text:p text:style-name="P30"><text:tab/><text:tab/><text:tab/>4. Le client 1 confirme </text:p>
      <text:p text:style-name="P30"><text:tab/><text:tab/><text:tab/><text:span text:style-name="T48">5. Le client 2 est avertie de la procédure </text:span></text:p>
      <text:p text:style-name="P30"><text:tab/><text:tab/><text:tab/><text:span text:style-name="T48">6. L’application affiche un message de confirmation au client 2</text:span></text:p>
      <text:p text:style-name="P30"><text:tab/><text:tab/><text:tab/><text:span text:style-name="T48">7. Le client 2 confirme</text:span></text:p>
      <text:p text:style-name="P30"><text:tab/><text:tab/><text:tab/><text:span text:style-name="T48">8</text:span>. L’application envoie la requête au serveur </text:p>
      <text:p text:style-name="P30"/>
      <text:p text:style-name="P38"><text:span text:style-name="T6">Parcours alternatif : 4.b Le client 1 refuse et il est renvoyé </text:span><text:span text:style-name="T46">le GUI d’ajout de co-titulaire</text:span></text:p>
      <text:p text:style-name="P46"><text:tab/><text:tab/> <text:s text:c="8"/>7.b Le client 2 refuse, la procédure est annulée </text:p>
      <text:p text:style-name="P38"><text:span text:style-name="T3"><text:tab/><text:tab/> <text:s text:c="8"/></text:span><text:span text:style-name="T46">8</text:span><text:span text:style-name="T6">.b </text:span><text:span text:style-name="T16">Une erreur de connexion a lieu et la requête échoue , l’utilisateur est avertisse </text:span><text:span text:style-name="T6">et l’ajour du co-titulaire est annulée</text:span></text:p>
      <text:p text:style-name="P30">Postconditions : Le client 2 est ajouté en tant que co-titulaire du produit financier et peux maintenant le consulter et le modifer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text:line-break/><text:line-break/><text:span text:style-name="T54">APP 2 SEMI DETAILLÉ :</text:span></text:p>
      <text:p text:style-name="P30"/>
      <text:p text:style-name="P30"/>
      <text:p text:style-name="P28">Ajouter un client</text:p>
      <text:p text:style-name="P26">Acteurs : <text:span text:style-name="T55">Employé d’une ins</text:span><text:span text:style-name="T57">titu</text:span><text:span text:style-name="T55">tion</text:span> et serveur</text:p>
      <text:p text:style-name="P16"><text:span text:style-name="T31">Description : </text:span><text:span text:style-name="T34">Ajoute</text:span><text:span text:style-name="T32"> </text:span><text:span text:style-name="T34">un</text:span><text:span text:style-name="T32"> </text:span><text:span text:style-name="T38">nouveau client</text:span></text:p>
      <text:p text:style-name="P19"><text:span text:style-name="T31">Précondition: </text:span><text:span text:style-name="T38">L’</text:span><text:span text:style-name="T39">employé de l’institution est connecté </text:span></text:p>
      <text:p text:style-name="P19"><text:span text:style-name="T31">Fr</text:span><text:span text:style-name="T33">équence : </text:span><text:span text:style-name="T39">souvent</text:span></text:p>
      <text:p text:style-name="P47"><text:span text:style-name="T8">Parcours de base : <text:s text:c="5"/></text:span><text:span text:style-name="T33">1. L’</text:span><text:span text:style-name="T39">employé de l’institution </text:span><text:span text:style-name="T33">appuie sur le bouton </text:span><text:span text:style-name="T39">d’</text:span><text:span text:style-name="T34">ajout</text:span><text:span text:style-name="T33"> </text:span><text:span text:style-name="T39">de client</text:span></text:p>
      <text:p text:style-name="P48"><text:span text:style-name="T33"><text:tab/><text:tab/><text:tab/></text:span><text:span text:style-name="T34">2. </text:span><text:span text:style-name="T33">L’</text:span><text:span text:style-name="T39">employé de l’institution entre les donnée du client ( nom , prénom , numéro <text:tab/><text:tab/><text:tab/><text:tab/>de registre national )</text:span></text:p>
      <text:p text:style-name="P48"><text:span text:style-name="T39"><text:tab/><text:tab/><text:tab/>3. </text:span><text:span text:style-name="T33">L’</text:span><text:span text:style-name="T39">employé de l’institution entre les donnée du produit financier auquel le <text:tab/><text:tab/><text:tab/><text:tab/>client souhaite souscrire</text:span><text:span text:style-name="T33"><text:line-break/><text:tab/><text:tab/><text:tab/></text:span><text:span text:style-name="T34">3</text:span><text:span text:style-name="T33">. </text:span><text:span text:style-name="T39">L’application envoie un message de confirmation</text:span><text:span text:style-name="T33"><text:line-break/><text:tab/><text:tab/><text:tab/></text:span><text:span text:style-name="T34">4</text:span><text:span text:style-name="T33">. L’</text:span><text:span text:style-name="T39">employé de l’institution accepte</text:span><text:span text:style-name="T33"><text:line-break/><text:tab/><text:tab/><text:tab/></text:span><text:span text:style-name="T34">5</text:span><text:span text:style-name="T33">. L’application envoie la requête d’</text:span><text:span text:style-name="T34">ajout</text:span><text:span text:style-name="T33"> au serveur</text:span></text:p>
      <text:p text:style-name="P35"><text:span text:style-name="T31"><text:line-break/>Parcours alternatif : </text:span><text:span text:style-name="T39">4</text:span><text:span text:style-name="T34">b</text:span><text:span text:style-name="T31">. L’</text:span><text:span text:style-name="T39">employé de l’institution</text:span><text:span text:style-name="T31"> refuse, l</text:span><text:span text:style-name="T39">e message</text:span><text:span text:style-name="T31"> se ferme et aucune opération n’est <text:tab/><text:tab/><text:tab/><text:tab/>effectué </text:span><text:span text:style-name="T40">et <text:s/>l</text:span><text:span text:style-name="T31">’</text:span><text:span text:style-name="T39">employé de l’institution </text:span><text:span text:style-name="T40">est renvoyé sur la fenêtre d’ajout de <text:tab/><text:tab/><text:tab/><text:tab/>client</text:span></text:p>
      <text:p text:style-name="P35"><text:span text:style-name="T31"><text:tab/><text:tab/><text:tab/></text:span><text:span text:style-name="T34">5b</text:span><text:span text:style-name="T31">. Une erreur de connexion a lieu et la requête a échoué, </text:span><text:span text:style-name="T40">l</text:span><text:span text:style-name="T31">’</text:span><text:span text:style-name="T39">employé de <text:tab/><text:tab/><text:tab/><text:tab/><text:tab/>l’institution </text:span><text:span text:style-name="T31">est averti <text:tab/>et </text:span><text:span text:style-name="T40">est renvoyé sur la fenêtre d’ajout de client</text:span></text:p>
      <text:p text:style-name="P31">Postcondition : <text:span text:style-name="T56">Le client est ajouté comme client de l’institution financière</text:span></text:p>
      <text:p text:style-name="P31"/>
      <text:p text:style-name="P31"/>
      <text:p text:style-name="P31"/>
      <text:p text:style-name="P32">Consulter la liste des clients et leurs produits financiers</text:p>
      <text:p text:style-name="P32">Acteurs : <text:s/><text:span text:style-name="T53">L’</text:span><text:span text:style-name="T55">employé de l’institution </text:span>et serveur</text:p>
      <text:p text:style-name="P32">Description : <text:s/>Permet a <text:s/>l<text:span text:style-name="T53">’</text:span><text:span text:style-name="T55">employé de l’institution </text:span>de pouvoir consulter la liste des clients de l’institution financière chez qui l’employé travail ainsi que leurs produits financier</text:p>
      <text:p text:style-name="P32">Précondition : <text:s/><text:span text:style-name="T53">L’</text:span><text:span text:style-name="T55">employé de l’institution </text:span>est connecté</text:p>
      <text:p text:style-name="P32">Parcours de base : <text:tab/>1. <text:s/><text:span text:style-name="T53">L’</text:span><text:span text:style-name="T55">employé de l’institution</text:span> appuie sur le bouton pour consulter la liste de clients ainsi que leurs produits financier</text:p>
      <text:p text:style-name="P32"><text:tab/><text:tab/><text:tab/>2. L’application envoie une requête au serveur </text:p>
      <text:p text:style-name="P32"><text:tab/><text:tab/><text:tab/>3. Le serveur reçois la requête </text:p>
      <text:p text:style-name="P32"><text:tab/><text:tab/><text:tab/>4. Le serveur envoie les données nécessaire </text:p>
      <text:p text:style-name="P32">Parcours alternatif : 3b. Il y a une problème de connexion , <text:s/><text:span text:style-name="T53">L’</text:span><text:span text:style-name="T55">employé de l’institution </text:span>est avertie et est revoyé sur le menu de base</text:p>
      <text:p text:style-name="P32">Postcondition : L’application affiche la liste de client et leurs produits financier</text:p>
      <text:p text:style-name="P32"><text:tab/><text:tab/><text:tab/></text:p>
      <text:p text:style-name="P32"/>
      <text:p text:style-name="P32"/>
      <text:p text:style-name="P32"/>
      <text:p text:style-name="P32"><text:soft-page-break/></text:p>
      <text:p text:style-name="P32"/>
      <text:p text:style-name="P50">Activer les virements</text:p>
      <text:p text:style-name="P50">Acteurs : <text:span text:style-name="T61">Employé d’une ins</text:span><text:span text:style-name="T62">titu</text:span><text:span text:style-name="T61">tion</text:span><text:span text:style-name="T60"> </text:span><text:span text:style-name="T59">et serveur </text:span></text:p>
      <text:p text:style-name="P50"><text:span text:style-name="T59">Prérequis : L’e</text:span><text:span text:style-name="T61">mployé d’une ins</text:span><text:span text:style-name="T62">titu</text:span><text:span text:style-name="T61">tion</text:span><text:span text:style-name="T60"> </text:span><text:span text:style-name="T59">est connecté et le client de l’institution a effectué la demande d’activation de virement bancaire </text:span></text:p>
      <text:p text:style-name="P51"><text:span text:style-name="T59">Parcours de base:<text:tab/>1.</text:span><text:span text:style-name="T63"> L’</text:span><text:span text:style-name="T59">e</text:span><text:span text:style-name="T61">mployé d’une ins</text:span><text:span text:style-name="T62">titu</text:span><text:span text:style-name="T61">tion</text:span><text:span text:style-name="T60"> </text:span><text:span text:style-name="T63">appuie sur le bouton pour consulter les demandes <text:s text:c="2"/><text:tab/><text:tab/><text:tab/><text:tab/>d’activation de virements</text:span></text:p>
      <text:p text:style-name="P51"><text:span text:style-name="T63"><text:tab/><text:tab/><text:tab/>2. L’</text:span><text:span text:style-name="T59">e</text:span><text:span text:style-name="T61">mployé d’une ins</text:span><text:span text:style-name="T62">titu</text:span><text:span text:style-name="T61">tion</text:span><text:span text:style-name="T60"> </text:span><text:span text:style-name="T63">accepte la demande du client</text:span></text:p>
      <text:p text:style-name="P51"><text:span text:style-name="T63"><text:tab/><text:tab/><text:tab/>3. L’application envoie un message de confirmation<text:line-break/><text:tab/><text:tab/><text:tab/>4. L’</text:span><text:span text:style-name="T59">e</text:span><text:span text:style-name="T61">mployé d’une ins</text:span><text:span text:style-name="T62">titu</text:span><text:span text:style-name="T61">tion</text:span><text:span text:style-name="T60"> </text:span><text:span text:style-name="T63">confirme <text:line-break/><text:tab/><text:tab/><text:tab/>5. Les informations sont envoyé au serveur<text:line-break/><text:tab/><text:tab/><text:tab/></text:span><text:span text:style-name="T65">6. Le serveur reçois les informations </text:span></text:p>
      <text:p text:style-name="P52"><text:span text:style-name="T59"><text:line-break/>Parcours alternatif:<text:tab/>4b. L’</text:span><text:span text:style-name="T64">e</text:span><text:span text:style-name="T61">mployé d’une ins</text:span><text:span text:style-name="T62">titu</text:span><text:span text:style-name="T61">tion</text:span><text:span text:style-name="T60"> <text:s/></text:span><text:span text:style-name="T59">refuse </text:span><text:span text:style-name="T65">et il est renvoyé sur la fenêtre contenant <text:tab/></text:span></text:p>
      <text:p text:style-name="P52"><text:span text:style-name="T65"><text:tab/><text:tab/><text:tab/><text:tab/>les demandes d’activation de virement</text:span></text:p>
      <text:p text:style-name="P52"><text:span text:style-name="T65"><text:tab/><text:tab/><text:tab/>6b. </text:span><text:span text:style-name="T62">Il y a une problème de connexion , <text:s/></text:span><text:span text:style-name="T66">L’</text:span><text:span text:style-name="T61">employé de l’institution </text:span><text:span text:style-name="T62">est avertie et <text:tab/><text:tab/><text:tab/><text:tab/><text:tab/>est renvoyé </text:span><text:span text:style-name="T65"><text:s/>la fenêtre contenant les demandes d’activation de virement</text:span></text:p>
      <text:p text:style-name="P62"><text:span text:style-name="T65">P</text:span><text:span text:style-name="T59">ostcondition: Les virements sont autorisé pour le client </text:span></text:p>
      <text:p text:style-name="P52"><text:span text:style-name="T65"/></text:p>
      <text:p text:style-name="P52"><text:span text:style-name="T65"/></text:p>
      <text:p text:style-name="P54">Supprimer un <text:span text:style-name="T75">client</text:span></text:p>
      <text:p text:style-name="P54">Acteurs : <text:span text:style-name="T55">Employé d’une ins</text:span><text:span text:style-name="T57">titu</text:span><text:span text:style-name="T55">tion</text:span> et serveur</text:p>
      <text:p text:style-name="P65"><text:span text:style-name="T31">Description : </text:span><text:span text:style-name="T32">Supprime définitivement </text:span><text:span text:style-name="T41">un client de l’institution</text:span></text:p>
      <text:p text:style-name="P57">Précondition: <text:span text:style-name="T71">L’</text:span><text:span text:style-name="T58">e</text:span><text:span text:style-name="T55">mployé d’une ins</text:span><text:span text:style-name="T57">titu</text:span><text:span text:style-name="T55">tion </text:span><text:span text:style-name="T71">est connecté, le client est client chez l’institution de l’</text:span><text:span text:style-name="T58">e</text:span><text:span text:style-name="T55">mployé</text:span><text:span text:style-name="T72"> </text:span></text:p>
      <text:p text:style-name="P68"><text:span text:style-name="T31">Fr</text:span><text:span text:style-name="T33">équence : occasionnelle</text:span></text:p>
      <text:p text:style-name="P71"><text:span text:style-name="T8">Parcours de base : <text:s text:c="5"/></text:span><text:span text:style-name="T33">1. L’</text:span><text:span text:style-name="T10">e</text:span><text:span text:style-name="T11">mployé d’une ins</text:span><text:span text:style-name="T12">titu</text:span><text:span text:style-name="T11">tion</text:span><text:span text:style-name="T9"> </text:span><text:span text:style-name="T33"><text:s/>appuie sur le bouton de suppression <text:tab/><text:tab/><text:tab/><text:tab/><text:tab/></text:span><text:span text:style-name="T41">2. L’</text:span><text:span text:style-name="T10">e</text:span><text:span text:style-name="T11">mployé d’une ins</text:span><text:span text:style-name="T12">titu</text:span><text:span text:style-name="T11">tion</text:span><text:span text:style-name="T9"> <text:s/></text:span><text:span text:style-name="T13">entre les données du client à supprimer</text:span><text:span text:style-name="T33"> <text:line-break/><text:tab/><text:tab/><text:tab/></text:span><text:span text:style-name="T41">3</text:span><text:span text:style-name="T33">. L’application affiche un message de confirmation <text:line-break/><text:tab/><text:tab/><text:tab/></text:span><text:span text:style-name="T41">4</text:span><text:span text:style-name="T33">. L’</text:span><text:span text:style-name="T10">e</text:span><text:span text:style-name="T11">mployé d’une ins</text:span><text:span text:style-name="T12">titu</text:span><text:span text:style-name="T11">tion</text:span><text:span text:style-name="T33"> accepte <text:line-break/><text:tab/><text:tab/><text:tab/></text:span><text:span text:style-name="T41">5</text:span><text:span text:style-name="T33">. L’application envoie la requête de suppression au serveur</text:span></text:p>
      <text:p text:style-name="P72"><text:line-break/>Parcours alternatif : <text:s text:c="2"/><text:span text:style-name="T73">1b. L’</text:span><text:span text:style-name="T21">e</text:span><text:span text:style-name="T22">mployé d’une ins</text:span><text:span text:style-name="T23">titu</text:span><text:span text:style-name="T22">tion</text:span><text:span text:style-name="T24"> </text:span><text:span text:style-name="T25">effectue un clique droit sur un client puis <text:tab/><text:tab/><text:tab/><text:tab/><text:tab/>l’application affiche des options supplémentaires , l’</text:span><text:span text:style-name="T21">e</text:span><text:span text:style-name="T22">mployé d’une ins</text:span><text:span text:style-name="T23">titu</text:span><text:span text:style-name="T22">tion</text:span><text:span text:style-name="T24"> <text:tab/><text:tab/><text:tab/><text:tab/></text:span><text:span text:style-name="T25">sectionne la suppression du client , l’application affiche un message de <text:tab/><text:tab/><text:tab/><text:tab/><text:tab/>confirmation , l’</text:span><text:span text:style-name="T21">e</text:span><text:span text:style-name="T22">mployé d’une ins</text:span><text:span text:style-name="T23">titu</text:span><text:span text:style-name="T22">tion</text:span><text:span text:style-name="T24"> </text:span><text:span text:style-name="T25">confirme , la requête est envoyé au <text:tab/><text:tab/><text:tab/><text:tab/>serveur</text:span><text:line-break/><text:tab/><text:tab/><text:tab/><text:span text:style-name="T73">4</text:span>b. L’<text:span text:style-name="T21">e</text:span><text:span text:style-name="T22">mployé d’une ins</text:span><text:span text:style-name="T23">titu</text:span><text:span text:style-name="T22">tion</text:span> refuse, la fenêtre se ferme et aucune opération <text:tab/><text:tab/><text:tab/><text:tab/>n’est effectué</text:p>
      <text:p text:style-name="P72"><text:tab/><text:tab/><text:tab/><text:span text:style-name="T73">5</text:span>b. Une erreur de connexion a lieu et la requête a échoué, l’<text:span text:style-name="T21">e</text:span><text:span text:style-name="T22">mployé d’une <text:tab/><text:tab/><text:tab/><text:tab/><text:tab/>ins</text:span><text:span text:style-name="T23">titu</text:span><text:span text:style-name="T22">tion</text:span><text:span text:style-name="T24"> </text:span><text:s/>est averti et retourne la liste d<text:span text:style-name="T73">es clients</text:span></text:p>
      <text:p text:style-name="P72">Postcondition : <text:span text:style-name="T73">Le client est supprimé et ne figure plus dans la liste des clients 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<text:s/></text:p>
      <text:p text:style-name="P55">Supprimer un produit financier</text:p>
      <text:p text:style-name="P55">Acteurs : <text:span text:style-name="T55">Employé d’une ins</text:span><text:span text:style-name="T57">titu</text:span><text:span text:style-name="T55">tion</text:span> et serveur</text:p>
      <text:p text:style-name="P66"><text:span text:style-name="T31">Description : </text:span><text:span text:style-name="T32">Supprime définitivement </text:span><text:span text:style-name="T41">un </text:span><text:span text:style-name="T42">produit financier</text:span><text:span text:style-name="T41"> </text:span><text:span text:style-name="T42">d’un client</text:span></text:p>
      <text:p text:style-name="P58">Précondition: <text:span text:style-name="T71">L’</text:span><text:span text:style-name="T58">e</text:span><text:span text:style-name="T55">mployé d’une ins</text:span><text:span text:style-name="T57">titu</text:span><text:span text:style-name="T55">tion </text:span><text:span text:style-name="T71">est connecté, le client est client chez l’institution de l’</text:span><text:span text:style-name="T58">e</text:span><text:span text:style-name="T55">mployé</text:span><text:span text:style-name="T72"> </text:span></text:p>
      <text:p text:style-name="P69"><text:span text:style-name="T31">Fr</text:span><text:span text:style-name="T33">équence : occasionnelle</text:span></text:p>
      <text:p text:style-name="P75"><text:span text:style-name="T8">Parcours de base : <text:s text:c="5"/></text:span><text:span text:style-name="T33">1. L’</text:span><text:span text:style-name="T10">e</text:span><text:span text:style-name="T11">mployé d’une ins</text:span><text:span text:style-name="T12">titu</text:span><text:span text:style-name="T11">tion</text:span><text:span text:style-name="T9"> </text:span><text:span text:style-name="T33"><text:s/>appuie sur le bouton de suppression <text:tab/><text:tab/><text:tab/><text:tab/><text:tab/></text:span><text:span text:style-name="T41">2. L’</text:span><text:span text:style-name="T10">e</text:span><text:span text:style-name="T11">mployé d’une ins</text:span><text:span text:style-name="T12">titu</text:span><text:span text:style-name="T11">tion</text:span><text:span text:style-name="T9"> <text:s/></text:span><text:span text:style-name="T13">entre les données du client </text:span><text:span text:style-name="T14">et du produit</text:span><text:span text:style-name="T13"> à <text:tab/><text:tab/><text:tab/><text:tab/>supprimer</text:span><text:span text:style-name="T33"> <text:line-break/><text:tab/><text:tab/><text:tab/></text:span><text:span text:style-name="T41">3</text:span><text:span text:style-name="T33">. L’application affiche un message de confirmation <text:line-break/><text:tab/><text:tab/><text:tab/></text:span><text:span text:style-name="T41">4</text:span><text:span text:style-name="T33">. L’</text:span><text:span text:style-name="T10">e</text:span><text:span text:style-name="T11">mployé d’une ins</text:span><text:span text:style-name="T12">titu</text:span><text:span text:style-name="T11">tion</text:span><text:span text:style-name="T33"> accepte <text:line-break/><text:tab/><text:tab/><text:tab/></text:span><text:span text:style-name="T41">5</text:span><text:span text:style-name="T33">. L’application envoie la requête de suppression au serveur</text:span></text:p>
      <text:p text:style-name="P73"><text:line-break/>Parcours alternatif : <text:s text:c="2"/><text:span text:style-name="T73">1b. L’</text:span><text:span text:style-name="T21">e</text:span><text:span text:style-name="T22">mployé d’une ins</text:span><text:span text:style-name="T23">titu</text:span><text:span text:style-name="T22">tion</text:span><text:span text:style-name="T24"> </text:span><text:span text:style-name="T25">effectue un clique droit sur un client puis <text:tab/><text:tab/><text:tab/><text:tab/><text:tab/>l’application affiche des options supplémentaires , l’</text:span><text:span text:style-name="T21">e</text:span><text:span text:style-name="T22">mployé d’une ins</text:span><text:span text:style-name="T23">titu</text:span><text:span text:style-name="T22">tion</text:span><text:span text:style-name="T24"> <text:tab/><text:tab/><text:tab/><text:tab/></text:span><text:span text:style-name="T25">sectionne la suppression du </text:span><text:span text:style-name="T26">produit, l’ </text:span><text:span text:style-name="T21">e</text:span><text:span text:style-name="T22">mployé </text:span><text:span text:style-name="T26">sélectionne le produit a <text:tab/><text:tab/><text:tab/><text:tab/><text:tab/>supprimer</text:span><text:span text:style-name="T25"> l’application affiche un message de confirmation , l’</text:span><text:span text:style-name="T21">e</text:span><text:span text:style-name="T22">mployé d’une <text:tab/><text:tab/><text:tab/><text:tab/>ins</text:span><text:span text:style-name="T23">titu</text:span><text:span text:style-name="T22">tion</text:span><text:span text:style-name="T24"> </text:span><text:span text:style-name="T25">confirme , la requête est envoyé au serveur</text:span><text:line-break/><text:tab/><text:tab/><text:tab/><text:span text:style-name="T73">4</text:span>b. L’<text:span text:style-name="T21">e</text:span><text:span text:style-name="T22">mployé d’une ins</text:span><text:span text:style-name="T23">titu</text:span><text:span text:style-name="T22">tion</text:span> refuse, la fenêtre se ferme et aucune opération <text:tab/><text:tab/><text:tab/><text:tab/>n’est effectué</text:p>
      <text:p text:style-name="P72"><text:tab/><text:tab/><text:tab/><text:span text:style-name="T73">5</text:span>b. Une erreur de connexion a lieu et la requête a échoué, l’<text:span text:style-name="T21">e</text:span><text:span text:style-name="T22">mployé d’une <text:tab/><text:tab/><text:tab/><text:tab/><text:tab/>ins</text:span><text:span text:style-name="T23">titu</text:span><text:span text:style-name="T22">tion</text:span><text:span text:style-name="T24"> </text:span><text:s/>est averti et retourne la liste d<text:span text:style-name="T73">es clients</text:span></text:p>
      <text:p text:style-name="P72">Postcondition : <text:span text:style-name="T73">Le </text:span><text:span text:style-name="T74">produit financier</text:span><text:span text:style-name="T73"> est supprimé et ne figure plus dans la liste d</text:span><text:span text:style-name="T75">u</text:span><text:span text:style-name="T73"> clients </text:span><text:span text:style-name="T75">qui le <text:tab/><text:tab/><text:tab/><text:tab/>possédais</text:span></text:p>
      <text:p text:style-name="P60"><text:span text:style-name="T65"/></text:p>
      <text:p text:style-name="P60"><text:span text:style-name="T65"/></text:p>
      <text:p text:style-name="P56"><text:span text:style-name="T76">Ajouter</text:span> un produit financier</text:p>
      <text:p text:style-name="P56">Acteurs : <text:span text:style-name="T55">Employé d’une ins</text:span><text:span text:style-name="T57">titu</text:span><text:span text:style-name="T55">tion</text:span> et serveur</text:p>
      <text:p text:style-name="P67"><text:span text:style-name="T31">Description : </text:span><text:span text:style-name="T43">Ajoute </text:span><text:span text:style-name="T41">un </text:span><text:span text:style-name="T42">produit financier</text:span><text:span text:style-name="T41"> </text:span><text:span text:style-name="T43">à un</text:span><text:span text:style-name="T42"> client , </text:span></text:p>
      <text:p text:style-name="P59">Précondition: <text:span text:style-name="T71">L’</text:span><text:span text:style-name="T58">e</text:span><text:span text:style-name="T55">mployé d’une ins</text:span><text:span text:style-name="T57">titu</text:span><text:span text:style-name="T55">tion </text:span><text:span text:style-name="T71">est connecté </text:span><text:span text:style-name="T76">le client possède un compte chez l’institution</text:span></text:p>
      <text:p text:style-name="P70"><text:span text:style-name="T31">Fr</text:span><text:span text:style-name="T33">équence : </text:span><text:span text:style-name="T43">souvent</text:span></text:p>
      <text:p text:style-name="P76"><text:span text:style-name="T8">Parcours de base : <text:s text:c="5"/></text:span><text:span text:style-name="T33">1. L’</text:span><text:span text:style-name="T10">e</text:span><text:span text:style-name="T11">mployé d’une ins</text:span><text:span text:style-name="T12">titu</text:span><text:span text:style-name="T11">tion</text:span><text:span text:style-name="T9"> </text:span><text:span text:style-name="T33"><text:s/>appuie sur le bouton d’</text:span><text:span text:style-name="T43">ajout</text:span><text:span text:style-name="T33"> <text:tab/><text:tab/><text:tab/><text:tab/><text:tab/><text:tab/></text:span><text:span text:style-name="T41">2. L’</text:span><text:span text:style-name="T10">e</text:span><text:span text:style-name="T11">mployé d’une ins</text:span><text:span text:style-name="T12">titu</text:span><text:span text:style-name="T11">tion</text:span><text:span text:style-name="T9"> <text:s/></text:span><text:span text:style-name="T13">entre les données du client </text:span><text:span text:style-name="T14">et du produit</text:span><text:span text:style-name="T13"> à <text:tab/><text:tab/><text:tab/><text:tab/></text:span><text:span text:style-name="T15">ajouter</text:span><text:span text:style-name="T33"> <text:line-break/><text:tab/><text:tab/><text:tab/></text:span><text:span text:style-name="T41">3</text:span><text:span text:style-name="T33">. L’application affiche un message de confirmation <text:line-break/><text:tab/><text:tab/><text:tab/></text:span><text:span text:style-name="T41">4</text:span><text:span text:style-name="T33">. L’</text:span><text:span text:style-name="T10">e</text:span><text:span text:style-name="T11">mployé d’une ins</text:span><text:span text:style-name="T12">titu</text:span><text:span text:style-name="T11">tion</text:span><text:span text:style-name="T33"> accepte <text:line-break/><text:tab/><text:tab/><text:tab/></text:span><text:span text:style-name="T41">5</text:span><text:span text:style-name="T33">. L’application envoie la requête de suppression au serveur</text:span></text:p>
      <text:p text:style-name="P74"><text:line-break/>Parcours alternatif : <text:s text:c="2"/><text:span text:style-name="T73">1b. L’</text:span><text:span text:style-name="T21">e</text:span><text:span text:style-name="T22">mployé d’une ins</text:span><text:span text:style-name="T23">titu</text:span><text:span text:style-name="T22">tion</text:span><text:span text:style-name="T24"> </text:span><text:span text:style-name="T25">effectue un clique droit sur un client puis <text:tab/><text:tab/><text:tab/><text:tab/><text:tab/>l’application affiche des options supplémentaires , l’</text:span><text:span text:style-name="T21">e</text:span><text:span text:style-name="T22">mployé d’une ins</text:span><text:span text:style-name="T23">titu</text:span><text:span text:style-name="T22">tion</text:span><text:span text:style-name="T24"> <text:tab/><text:tab/><text:tab/><text:tab/></text:span><text:span text:style-name="T25">sectionne l’</text:span><text:span text:style-name="T27">ajout</text:span><text:span text:style-name="T25"> d’</text:span><text:span text:style-name="T27">un</text:span><text:span text:style-name="T25"> </text:span><text:span text:style-name="T26">produit, l’ </text:span><text:span text:style-name="T21">e</text:span><text:span text:style-name="T22">mployé </text:span><text:span text:style-name="T27">entre les données du</text:span><text:span text:style-name="T26"> produit </text:span><text:span text:style-name="T27">à</text:span><text:span text:style-name="T26"> <text:tab/><text:tab/><text:tab/><text:tab/><text:tab/></text:span><text:span text:style-name="T27">ajouter</text:span><text:span text:style-name="T25"> l’application affiche un message de confirmation , l’</text:span><text:span text:style-name="T21">e</text:span><text:span text:style-name="T22">mployé d’une <text:tab/><text:tab/><text:tab/><text:tab/>ins</text:span><text:span text:style-name="T23">titu</text:span><text:span text:style-name="T22">tion</text:span><text:span text:style-name="T24"> </text:span><text:span text:style-name="T25">confirme , la requête est envoyé au serveur</text:span><text:line-break/><text:tab/><text:tab/><text:tab/><text:span text:style-name="T73">4</text:span>b. L’<text:span text:style-name="T21">e</text:span><text:span text:style-name="T22">mployé d’une ins</text:span><text:span text:style-name="T23">titu</text:span><text:span text:style-name="T22">tion</text:span> refuse, la fenêtre se ferme et aucune opération <text:tab/><text:tab/><text:tab/><text:tab/>n’est effectué</text:p>
      <text:p text:style-name="P74"><text:tab/><text:tab/><text:tab/><text:span text:style-name="T73">5</text:span>b. Une erreur de connexion a lieu et la requête a échoué, l’<text:span text:style-name="T21">e</text:span><text:span text:style-name="T22">mployé d’une <text:tab/><text:tab/><text:tab/><text:tab/><text:tab/>ins</text:span><text:span text:style-name="T23">titu</text:span><text:span text:style-name="T22">tion</text:span><text:span text:style-name="T24"> </text:span><text:s/>est averti et retourne la liste d<text:span text:style-name="T73">es clients</text:span></text:p>
      <text:p text:style-name="P61"><text:span text:style-name="T65">Postcondition : </text:span><text:span text:style-name="T67">Le </text:span><text:span text:style-name="T68">produit financier</text:span><text:span text:style-name="T67"> est </text:span><text:span text:style-name="T70">ajouté</text:span><text:span text:style-name="T67"> et figure dans la liste d</text:span><text:span text:style-name="T69">u</text:span><text:span text:style-name="T67"> clients </text:span><text:span text:style-name="T69">qui le </text:span><text:span text:style-name="T70">possède</text:span></text:p>
      <text:p text:style-name="P61"><text:soft-page-break/><text:span text:style-name="T70"/></text:p>
      <text:p text:style-name="P63"><text:span text:style-name="T59">Trier les produits financier</text:span></text:p>
      <text:p text:style-name="P63"><text:span text:style-name="T59">Acteurs : E</text:span><text:span text:style-name="T61">mployé d’une ins</text:span><text:span text:style-name="T62">titu</text:span><text:span text:style-name="T61">tion</text:span></text:p>
      <text:p text:style-name="P64"><text:span text:style-name="T61">D</text:span><text:span text:style-name="T59">escription : L’ </text:span><text:span text:style-name="T64">e</text:span><text:span text:style-name="T61">mployé d’une ins</text:span><text:span text:style-name="T62">titu</text:span><text:span text:style-name="T61">tion </text:span><text:span text:style-name="T59">trie la liste des produits financiers</text:span></text:p>
      <text:p text:style-name="P64"><text:span text:style-name="T59">Précondition : L’ </text:span><text:span text:style-name="T64">e</text:span><text:span text:style-name="T61">mployé d’une ins</text:span><text:span text:style-name="T62">titu</text:span><text:span text:style-name="T61">tion </text:span><text:span text:style-name="T59">est connecté et ???????????</text:span></text:p>
      <text:p text:style-name="P64"><text:span text:style-name="T59">Fréquence : souvent</text:span></text:p>
      <text:p text:style-name="P64"><text:span text:style-name="T59">Parcours de base : <text:tab/>1.L’ </text:span><text:span text:style-name="T64">e</text:span><text:span text:style-name="T61">mployé d’une ins</text:span><text:span text:style-name="T62">titu</text:span><text:span text:style-name="T61">tion </text:span><text:span text:style-name="T59">sélectionne en fonction de quoi il souhaite trier les <text:tab/><text:tab/><text:tab/><text:tab/><text:tab/>produis financier</text:span></text:p>
      <text:p text:style-name="P64"><text:span text:style-name="T59"><text:tab/><text:tab/><text:tab/>2. L’application trie les produits financier </text:span></text:p>
      <text:p text:style-name="P64"><text:span text:style-name="T59">Parcours alternatif : /</text:span></text:p>
      <text:p text:style-name="P64"><text:span text:style-name="T59">Postcondition : La liste est trié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1T23:43:06.998071511</meta:creation-date>
    <dc:date>2021-12-02T00:48:07.558862084</dc:date>
    <meta:editing-duration>PT48M1S</meta:editing-duration>
    <meta:editing-cycles>7</meta:editing-cycles>
    <meta:generator>LibreOffice/7.2.2.2$Linux_X86_64 LibreOffice_project/20$Build-2</meta:generator>
    <meta:document-statistic meta:table-count="0" meta:image-count="0" meta:object-count="0" meta:page-count="11" meta:paragraph-count="186" meta:word-count="3013" meta:character-count="20127" meta:non-whitespace-character-count="16258"/>
  </office:meta>
</office:document-meta>
</file>